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2">
      <style:paragraph-properties fo:margin-left="1.247cm" fo:margin-right="0cm" fo:text-align="start" style:justify-single-word="false" fo:text-indent="0cm" style:auto-text-indent="false" style:writing-mode="lr-tb">
        <style:tab-stops>
          <style:tab-stop style:position="1.247cm"/>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VE A GIFT IN YOUR WILL</text:p>
      <text:p text:style-name="P1">You can help by leaving a gift in your Will (a bequest) to Hamilton Junior Naturalist Club. It’s simple to do, and any gift, big or small, will make a difference.</text:p>
      <text:p text:style-name="P1">Those who choose to remember Junats in their Will significantly contribute to ...</text:p>
      <text:p text:style-name="P1"/>
      <text:p text:style-name="P1">When you make a Will, your first priority is to provide for your loved ones. But after they are looked after, you can continue to support Junats by leaving a gift in your Will.</text:p>
      <text:p text:style-name="P1">What Your Bequest Gift Will Achieve</text:p>
      <text:p text:style-name="P1">Every bequest gift - no matter how big or small - can help Junats. When you make a bequest to Junats, you will be part of ...</text:p>
      <text:p text:style-name="P1"/>
      <text:p text:style-name="P1">What is a Will?</text:p>
      <text:p text:style-name="P1">A Will outlines your wishes and how your estate should be managed after you have passed. A Will is also vital to making sure your family and loved ones will be looked after and cared for. A Will is an important legal document so we recommend that you consult with a legal professional before you begin.</text:p>
      <text:p text:style-name="P1"/>
      <text:p text:style-name="P1">What is a Bequest?</text:p>
      <text:p text:style-name="P1">A bequest is a gift that a person includes in their Will, which is gifted to a charity after that person passes. Sometimes it’s called a legacy gift.</text:p>
      <text:p text:style-name="P1"><text:span text:style-name="Strong_20_Emphasis">There are four types of bequests you can leave.</text:span></text:p>
      <text:list text:style-name="WWNum2">
        <text:list-item>
          <text:p text:style-name="P2"><text:span text:style-name="Strong_20_Emphasis">Specific or pecuniary</text:span>: A gift of property of specific possession, such as money or goods</text:p>
        </text:list-item>
        <text:list-item>
          <text:p text:style-name="P2"><text:span text:style-name="Strong_20_Emphasis">Residual</text:span>: Everything that is left after specific or pecuniary legacies, taxes and debts.</text:p>
        </text:list-item>
        <text:list-item>
          <text:p text:style-name="P2"><text:span text:style-name="Strong_20_Emphasis">Percentage or fractional</text:span>: A gift of a certain percentage of your estate.</text:p>
        </text:list-item>
        <text:list-item>
          <text:p text:style-name="P2"><text:span text:style-name="Strong_20_Emphasis">Entire Estate: </text:span>The gift of an entire estate is usually made by those without any other beneficiaries.</text:p>
        </text:list-item>
      </text:list>
      <text:p text:style-name="P1"/>
      <text:p text:style-name="P1">If you already have a Will and wish to leave a bequest to Junats, it is possible to add a simple addition to your existing Will called a codicil. A codicil can be thought of as amendment or alteration that is intended to change a component of your Will. You can get further information on how to do this from your legal professional or use the following as a guide.</text:p>
      <text:p text:style-name="P1"/>
      <text:p text:style-name="P1">Wording Your Bequest</text:p>
      <text:p text:style-name="P1">Whether you are making a Will for the first time or adding an addition (codicil) to your existing Will, the process of making a bequest is easy.</text:p>
      <text:p text:style-name="P1">If you have an existing will, it can be updated to include a bequest to Surf Life Saving New Zealand by making a codicil. It’s important to do this process in consultation with your solicitor. You can use the wording below as a guide.</text:p>
      <text:p text:style-name="P1"/>
      <text:p text:style-name="P1">I GIVE AND BEQUEATH free of all duties to Hamilton Junior Naturalist Club, Inc.</text:p>
      <text:p text:style-name="P1"/>
      <text:p text:style-name="P1">*(a) one ................... part of the residue of my estate.</text:p>
      <text:p text:style-name="P1">*(b) the whole of the residue of my estate.</text:p>
      <text:p text:style-name="P1">*(c) the sum of $...................</text:p>
      <text:p text:style-name="P1"/>
      <text:p text:style-name="P1">* Delete which is not applicable.</text:p>
      <text:p text:style-name="P1"/>
      <text:p text:style-name="P1">for the general purposes of ... and I declare that the receipt of the Treasurer or other officer of Hamilton Junior Naturalist Club shall be a full and sufficient discharge for my trustees in respect of such payment.</text:p>
      <text:p text:style-name="P1"/>
      <text:p text:style-name="P1"/>
      <text:p text:style-name="P1"><text:soft-page-break/></text:p>
      <text:p text:style-name="P1">If you don’t have a current will, it’s best to get in touch with your family solicitor or a trustee company, such as the Public Trust or NZ Guardian Trust. They’ll help you create a Will that reflects your wishes, ensuring they’re clearly understood, and can include a bequest to Hamilton Junior Naturalist Club as part of this process. To do this, you’ll need the full name and address of Hamilton Junior Naturalist Club which is:</text:p>
      <text:p text:style-name="P1">...</text:p>
      <text:p text:style-name="P1"/>
      <text:p text:style-name="P1">Please Inform Us</text:p>
      <text:p text:style-name="P1">If you choose to include a bequest to Hamilton Junior Naturalist Club, we would like to know so we can personally thank and acknowledge you in your life-time on behalf of our club. However, it is up to you. Hamilton Junior Naturalist Club will respect your privacy at all times and will not pass on any personal information and details to any external parties. All bequests are received and handled in the strictest confidence.</text:p>
      <text:p text:style-name="P1"><text:a xlink:type="simple" xlink:href="mailto:supportus@surflifesaving.org.nz" text:style-name="Default_20_Style" text:visited-style-name="Default_20_Style">If you have any more questions, please email us at ...</text:a></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Noto Serif CJK SC"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NZ" style:letter-kerning="true" style:font-name-asian="Noto Serif CJK SC" style:font-family-asian="'Noto Serif CJK SC'"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nothing" fo:margin-left="1.24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3T22:53:07</meta:creation-date>
    <meta:initial-creator>David Speed</meta:initial-creator>
    <dc:language>en-NZ</dc:language>
    <dc:creator>David Speed</dc:creator>
    <dc:date>2022-05-23T23:03:49</dc:date>
    <meta:editing-cycles>2</meta:editing-cycles>
    <meta:editing-duration>PT10M</meta:editing-duration>
    <meta:generator>LibreOffice/7.5.3.2$Linux_X86_64 LibreOffice_project/50$Build-2</meta:generator>
    <meta:document-statistic meta:table-count="0" meta:image-count="0" meta:object-count="0" meta:page-count="2" meta:paragraph-count="30" meta:word-count="670" meta:character-count="3655" meta:non-whitespace-character-count="3019"/>
    <meta:user-defined meta:name="AppVersion">15.0000</meta:user-defined>
  </office:meta>
</office:document-meta>
</file>